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ro1" style:family="table-row">
      <style:table-row-properties style:row-height="20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H Attack</text:p>
          </table:table-cell>
          <table:table-cell table:style-name="ce1" office:value-type="string" calcext:value-type="string">
            <text:p>A Attack</text:p>
          </table:table-cell>
          <table:table-cell office:value-type="string" calcext:value-type="string">
            <text:p>H Defense</text:p>
          </table:table-cell>
          <table:table-cell office:value-type="string" calcext:value-type="string">
            <text:p>A defens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CI</text:p>
          </table:table-cell>
          <table:table-cell table:style-name="ce1" table:formula="of:= 1.2 * [.C2]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formula="of:=0.8* [.D2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V</text:p>
          </table:table-cell>
          <table:table-cell table:style-name="ce1" table:formula="of:= 1.2 * [.C3]" office:value-type="float" office:value="115.2" calcext:value-type="float">
            <text:p>115.2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8" calcext:value-type="float">
            <text:p>88</text:p>
          </table:table-cell>
          <table:table-cell table:formula="of:=0.8* [.D3]" office:value-type="float" office:value="70.4" calcext:value-type="float">
            <text:p>70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E</text:p>
          </table:table-cell>
          <table:table-cell table:style-name="ce1" table:formula="of:= 1.2 * [.C4]" office:value-type="float" office:value="112.8" calcext:value-type="float">
            <text:p>112.8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7" calcext:value-type="float">
            <text:p>87</text:p>
          </table:table-cell>
          <table:table-cell table:formula="of:=0.8* [.D4]" office:value-type="float" office:value="69.6" calcext:value-type="float">
            <text:p>69.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</text:p>
          </table:table-cell>
          <table:table-cell table:style-name="ce1" table:formula="of:= 1.2 * [.C5]" office:value-type="float" office:value="111.6" calcext:value-type="float">
            <text:p>111.6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6" calcext:value-type="float">
            <text:p>86</text:p>
          </table:table-cell>
          <table:table-cell table:formula="of:=0.8* [.D5]" office:value-type="float" office:value="68.8" calcext:value-type="float">
            <text:p>68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S</text:p>
          </table:table-cell>
          <table:table-cell table:style-name="ce1" table:formula="of:= 1.2 * [.C6]" office:value-type="float" office:value="110.4" calcext:value-type="float">
            <text:p>110.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6" calcext:value-type="float">
            <text:p>86</text:p>
          </table:table-cell>
          <table:table-cell table:formula="of:=0.8* [.D6]" office:value-type="float" office:value="68.8" calcext:value-type="float">
            <text:p>68.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NU</text:p>
          </table:table-cell>
          <table:table-cell table:style-name="ce1" table:formula="of:= 1.2 * [.C7]"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formula="of:=0.8* [.D7]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VE</text:p>
          </table:table-cell>
          <table:table-cell table:style-name="ce1" table:formula="of:= 1.2 * [.C8]"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3" calcext:value-type="float">
            <text:p>73</text:p>
          </table:table-cell>
          <table:table-cell table:formula="of:=0.8* [.D8]" office:value-type="float" office:value="58.4" calcext:value-type="float">
            <text:p>58.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Y</text:p>
          </table:table-cell>
          <table:table-cell table:style-name="ce1" table:formula="of:= 1.2 * [.C9]" office:value-type="float" office:value="88.8" calcext:value-type="float">
            <text:p>88.8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formula="of:=0.8* [.D9]" office:value-type="float" office:value="57.6" calcext:value-type="float">
            <text:p>57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I</text:p>
          </table:table-cell>
          <table:table-cell table:style-name="ce1" table:formula="of:= 1.2 * [.C10]" office:value-type="float" office:value="87.6" calcext:value-type="float">
            <text:p>87.6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formula="of:=0.8* [.D10]" office:value-type="float" office:value="56.8" calcext:value-type="float">
            <text:p>56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HU</text:p>
          </table:table-cell>
          <table:table-cell table:style-name="ce1" table:formula="of:= 1.2 * [.C11]" office:value-type="float" office:value="86.4" calcext:value-type="float">
            <text:p>86.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formula="of:=0.8* [.D11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</text:p>
          </table:table-cell>
          <table:table-cell table:style-name="ce1" table:formula="of:= 1.2 * [.C12]" office:value-type="float" office:value="70.8" calcext:value-type="float">
            <text:p>70.8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formula="of:=0.8* [.D12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</text:p>
          </table:table-cell>
          <table:table-cell table:style-name="ce1" table:formula="of:= 1.2 * [.C13]" office:value-type="float" office:value="69.6" calcext:value-type="float">
            <text:p>69.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69.5" calcext:value-type="float">
            <text:p>69.5</text:p>
          </table:table-cell>
          <table:table-cell table:formula="of:=0.8* [.D13]" office:value-type="float" office:value="55.6" calcext:value-type="float">
            <text:p>5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L</text:p>
          </table:table-cell>
          <table:table-cell table:style-name="ce1" table:formula="of:= 1.2 * [.C14]" office:value-type="float" office:value="68.4" calcext:value-type="float">
            <text:p>68.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69" calcext:value-type="float">
            <text:p>69</text:p>
          </table:table-cell>
          <table:table-cell table:formula="of:=0.8* [.D14]" office:value-type="float" office:value="55.2" calcext:value-type="float">
            <text:p>5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HA</text:p>
          </table:table-cell>
          <table:table-cell table:style-name="ce1" table:formula="of:= 1.2 * [.C15]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68.5" calcext:value-type="float">
            <text:p>68.5</text:p>
          </table:table-cell>
          <table:table-cell table:formula="of:=0.8* [.D15]" office:value-type="float" office:value="54.8" calcext:value-type="float">
            <text:p>5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</text:p>
          </table:table-cell>
          <table:table-cell table:style-name="ce1" table:formula="of:= 1.2 * [.C16]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68.5" calcext:value-type="float">
            <text:p>68.5</text:p>
          </table:table-cell>
          <table:table-cell table:formula="of:=0.8* [.D16]" office:value-type="float" office:value="54.8" calcext:value-type="float">
            <text:p>5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</text:p>
          </table:table-cell>
          <table:table-cell table:style-name="ce1" table:formula="of:= 1.2 * [.C17]" office:value-type="float" office:value="64.8" calcext:value-type="float">
            <text:p>64.8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formula="of:=0.8* [.D17]" office:value-type="float" office:value="54.4" calcext:value-type="float">
            <text:p>5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L</text:p>
          </table:table-cell>
          <table:table-cell table:style-name="ce1" table:formula="of:= 1.2 * [.C18]" office:value-type="float" office:value="63.6" calcext:value-type="float">
            <text:p>63.6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formula="of:=0.8* [.D18]" office:value-type="float" office:value="54.4" calcext:value-type="float">
            <text:p>5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T</text:p>
          </table:table-cell>
          <table:table-cell table:style-name="ce1" table:formula="of:= 1.2 * [.C19]" office:value-type="float" office:value="62.4" calcext:value-type="float">
            <text:p>62.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67.5" calcext:value-type="float">
            <text:p>67.5</text:p>
          </table:table-cell>
          <table:table-cell table:formula="of:=0.8* [.D19]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D</text:p>
          </table:table-cell>
          <table:table-cell table:style-name="ce1" table:formula="of:= 1.2 * [.C20]" office:value-type="float" office:value="61.2" calcext:value-type="float">
            <text:p>61.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formula="of:=0.8* [.D20]" office:value-type="float" office:value="53.6" calcext:value-type="float">
            <text:p>53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</text:p>
          </table:table-cell>
          <table:table-cell table:style-name="ce1" table:formula="of:= 1.2 * [.C21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formula="of:=0.8* [.D21]" office:value-type="float" office:value="53.6" calcext:value-type="float">
            <text:p>53.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8">
          <table:table-cell table:style-name="ce3"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3" table:number-columns-repeated="2"/>
          <table:table-cell/>
          <table:table-cell table:style-name="ce1"/>
          <table:table-cell table:number-columns-repeated="1020"/>
        </table:table-row>
        <table:table-row table:style-name="ro1" table:number-rows-repeated="10">
          <table:table-cell table:style-name="ce3"/>
          <table:table-cell table:number-columns-repeated="2"/>
          <table:table-cell table:style-name="ce1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07:38:40.631120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6:35:35.989793006</meta:creation-date>
    <dc:date>2018-08-03T07:41:12.807460704</dc:date>
    <meta:editing-duration>PT1H12M53S</meta:editing-duration>
    <meta:editing-cycles>10</meta:editing-cycles>
    <meta:generator>LibreOffice/5.1.6.2$Linux_X86_64 LibreOffice_project/10m0$Build-2</meta:generator>
    <meta:document-statistic meta:table-count="1" meta:cell-count="105" meta:object-count="0"/>
  </office:meta>
</office:document-meta>
</file>